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er.getTas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er.Notifier( TaskManager _taskManager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fier.sendNotification( TaskParameters task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Notifi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er.getRequire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